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Итоговая контрольная работа</text:p>
      <text:p text:style-name="Standard">Информация о проекте</text:p>
      <text:p text:style-name="Standard">Необходимо организовать систему учета для питомника в котором живут</text:p>
      <text:p text:style-name="Standard">домашние и вьючные животные.</text:p>
      <text:p text:style-name="Standard">Как сдавать проект</text:p>
      <text:p text:style-name="Standard">Для сдачи проекта необходимо создать отдельный общедоступный</text:p>
      <text:p text:style-name="Standard">репозиторий(Github, gitlub, или Bitbucket). Разработку вести в этом</text:p>
      <text:p text:style-name="Standard">репозитории, использовать пул реквесты на изменения. Программа должна</text:p>
      <text:p text:style-name="Standard">запускаться и работать, ошибок при выполнении программы быть не должно.</text:p>
      <text:p text:style-name="Standard">Программа, может использоваться в различных системах, поэтому необходимо</text:p>
      <text:p text:style-name="Standard">разработать класс в виде конструктора</text:p>
      <text:p text:style-name="Standard">Задание</text:p>
      <text:p text:style-name="Standard">1. Используя команду cat в терминале операционной системы Linux, создать</text:p>
      <text:p text:style-name="Standard">два файла Домашние животные (заполнив файл собаками, кошками,</text:p>
      <text:p text:style-name="Standard">хомяками) и Вьючные животными заполнив файл Лошадьми, верблюдами и</text:p>
      <text:p text:style-name="Standard">ослы), а затем объединить их. Просмотреть содержимое созданного файла.</text:p>
      <text:p text:style-name="Standard">Переименовать файл, дав ему новое имя (Друзья человека).</text:p>
      <text:p text:style-name="Standard">2. Создать директорию, переместить файл туда.</text:p>
      <text:p text:style-name="Standard">3. Подключить дополнительный репозиторий MySQL. Установить любой пакет</text:p>
      <text:p text:style-name="Standard">из этого репозитория.</text:p>
      <text:p text:style-name="Standard">4. Установить и удалить deb-пакет с помощью dpkg.</text:p>
      <text:p text:style-name="Standard">5. Выложить историю команд в терминале ubuntu</text:p>
      <text:p text:style-name="Standard">6. Нарисовать диаграмму, в которой есть класс родительский класс, домашние</text:p>
      <text:p text:style-name="Standard">животные и вьючные животные, в составы которых в случае домашних</text:p>
      <text:p text:style-name="Standard">животных войдут классы: собаки, кошки, хомяки, а в класс вьючные животные</text:p>
      <text:p text:style-name="Standard">войдут: Лошади, верблюды и ослы).</text:p>
      <text:p text:style-name="Standard">7. В подключенном MySQL репозитории создать базу данных “Друзья</text:p>
      <text:p text:style-name="Standard">человека”</text:p>
      <text:p text:style-name="Standard">8. Создать таблицы с иерархией из диаграммы в БД</text:p>
      <text:p text:style-name="Standard">9. Заполнить низкоуровневые таблицы именами(животных), командами</text:p>
      <text:p text:style-name="Standard">которые они выполняют и датами рождения</text:p>
      <text:p text:style-name="Standard">10. Удалив из таблицы верблюдов, т.к. верблюдов решили перевезти в другой</text:p>
      <text:p text:style-name="Standard">питомник на зимовку. Объединить таблицы лошади, и ослы в одну таблицу.</text:p>
      <text:p text:style-name="Standard">11.Создать новую таблицу “молодые животные” в которую попадут все</text:p>
      <text:p text:style-name="Standard">животные старше 1 года, но младше 3 лет и в отдельном столбце с точностью</text:p>
      <text:p text:style-name="Standard">до месяца подсчитать возраст животных в новой таблице</text:p>
      <text:p text:style-name="Standard">12. Объединить все таблицы в одну, при этом сохраняя поля, указывающие на</text:p>
      <text:p text:style-name="Standard">прошлую принадлежность к старым таблицам.</text:p>
      <text:p text:style-name="Standard">13.Создать класс с Инкапсуляцией методов и наследованием по диаграмме.</text:p>
      <text:p text:style-name="Standard">14. Написать программу, имитирующую работу реестра домашних животных.</text:p>
      <text:p text:style-name="Standard">В программе должен быть реализован следующий функционал:</text:p>
      <text:p text:style-name="Standard">14.1 Завести новое животное</text:p>
      <text:p text:style-name="Standard">14.2 определять животное в правильный класс</text:p>
      <text:p text:style-name="Standard">14.3 увидеть список команд, которое выполняет животное</text:p>
      <text:p text:style-name="Standard">14.4 обучить животное новым командам</text:p>
      <text:p text:style-name="Standard">14.5 Реализовать навигацию по меню</text:p>
      <text:p text:style-name="Standard">15.Создайте класс Счетчик, у которого есть метод add(), увеличивающий̆</text:p>
      <text:p text:style-name="Standard">значение внутренней̆ int переменной̆ на 1 при нажатие “Завести новое</text:p>
      <text:p text:style-name="Standard">животное” Сделайте так, чтобы с объектом такого типа можно было работать в</text:p>
      <text:p text:style-name="Standard">блоке try-with-resources. Нужно бросить исключение, если работа с объектом</text:p>
      <text:p text:style-name="Standard">типа счетчик была не в ресурсном try и/или ресурс остался открыт. Значение</text:p>
      <text:p text:style-name="Standard">считать в ресурсе try, если при заведения животного заполнены все пол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3:52:24.472664624</meta:creation-date>
    <dc:date>2024-01-30T13:56:09.760117060</dc:date>
    <meta:editing-duration>PT3M46S</meta:editing-duration>
    <meta:editing-cycles>1</meta:editing-cycles>
    <meta:document-statistic meta:table-count="0" meta:image-count="0" meta:object-count="0" meta:page-count="1" meta:paragraph-count="52" meta:word-count="396" meta:character-count="2830" meta:non-whitespace-character-count="2486"/>
    <meta:generator>LibreOffice/7.3.7.2$Linux_X86_64 LibreOffice_project/30$Build-2</meta:generator>
  </office:meta>
</office:document-meta>
</file>